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da10d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da10d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شَّرْحِ]</text:h>
      <text:p text:style-name="P2" loext:marker-style-name="T2"><text:span text:style-name="T2">¥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</text:span><text:bookmark-start text:name="__DdeLink__1918_3704020042"/><text:span text:style-name="T3"> </text:span><text:span text:style-name="T2">اَلَمْ نَشْرَحْ لَــكَ صَدْرَكَ </text:span><text:span text:style-name="T3">(1)</text:span><text:span text:style-name="T2"> وَوَضَعْنَا عَنكَ وۣزْرَكَ </text:span><text:span text:style-name="T3">(2)</text:span><text:span text:style-name="T2"> </text:span><text:span text:style-name="T5">۰ﻟ</text:span><text:span text:style-name="T2">ـذِىٓ أَنقَضَ ظَهْرَكَ </text:span><text:span text:style-name="T3">(3)</text:span><text:span text:style-name="T2"> وَرَفَعْنَا لَكَ ذِكْرَكككَؐ </text:span><text:span text:style-name="T3">(4)</text:span><text:span text:style-name="T2"> فَإِنَّ مَعَ </text:span><text:span text:style-name="T5">۰</text:span><text:span text:style-name="T2">لْعُسْرۣ يُسْراٗ </text:span><text:span text:style-name="T3">(5)</text:span><text:span text:style-name="T2"> اِنَّ مَعَ </text:span><text:span text:style-name="T5">۰</text:span><text:span text:style-name="T2">لْعُسْرۣ يُسْراًؐ </text:span><text:span text:style-name="T3">(6)</text:span><text:span text:style-name="T2"> فَإِذَا فَرَغْتَ فَانصَبْ </text:span><text:span text:style-name="T3">(7)</text:span><text:span text:style-name="T2"> وَإِلَيٰ رَبِّكَ فَارْغَــــبْ </text:span><text:span text:style-name="T3">(8)</text:span><text:bookmark-end text:name="__DdeLink__1918_370402004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43:05.518411969</meta:creation-date>
    <dc:date>2025-03-06T08:41:13.225661877</dc:date>
    <meta:editing-duration>PT2M19S</meta:editing-duration>
    <meta:editing-cycles>2</meta:editing-cycles>
    <meta:generator>LibreOffice/24.8.2.1$Linux_X86_64 LibreOffice_project/0f794b6e29741098670a3b95d60478a65d05ef13</meta:generator>
    <meta:document-statistic meta:table-count="0" meta:image-count="0" meta:object-count="0" meta:page-count="1" meta:paragraph-count="2" meta:word-count="42" meta:character-count="207" meta:non-whitespace-character-count="167"/>
  </office:meta>
</office:document-meta>
</file>